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200%" fo:text-align="start" style:justify-single-word="false" fo:text-indent="0in" style:auto-text-indent="false" style:writing-mode="lr-tb"/>
      <style:text-properties fo:color="#000000" style:font-name="Times New Roman" fo:font-size="12pt" fo:language="en" fo:country="US" officeooo:paragraph-rsid="0002f3b6" fo:background-color="#ffffff" style:font-name-asian="Times New Roman1" style:font-size-asian="12pt" style:font-name-complex="Times New Roman1" style:font-size-complex="12pt"/>
    </style:style>
    <style:style style:name="P2" style:family="paragraph" style:parent-style-name="Standard">
      <style:paragraph-properties fo:margin-left="0in" fo:margin-right="0in" fo:margin-top="0in" fo:margin-bottom="0.111in" loext:contextual-spacing="false" fo:line-height="200%" fo:text-align="start" style:justify-single-word="false" fo:text-indent="0in" style:auto-text-indent="false" style:writing-mode="lr-tb"/>
      <style:text-properties fo:color="#000000" style:font-name="Times New Roman" fo:font-size="12pt" fo:language="en" fo:country="US" officeooo:paragraph-rsid="000ee438" fo:background-color="#ffffff"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111in" loext:contextual-spacing="false" fo:line-height="200%" fo:text-align="start" style:justify-single-word="false" fo:text-indent="0in" style:auto-text-indent="false" style:writing-mode="lr-tb"/>
      <style:text-properties fo:color="#000000" style:font-name="Times New Roman" fo:font-size="12pt" fo:language="en" fo:country="US" officeooo:paragraph-rsid="00076905" fo:background-color="#ffffff"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111in" loext:contextual-spacing="false" fo:line-height="200%" fo:text-align="start" style:justify-single-word="false" fo:text-indent="0in" style:auto-text-indent="false" style:writing-mode="lr-tb"/>
      <style:text-properties fo:color="#000000" style:font-name="Times New Roman" fo:font-size="12pt" fo:language="en" fo:country="US" style:text-underline-style="none" fo:font-weight="normal" officeooo:paragraph-rsid="0002f3b6" fo:background-color="#ffffff" style:font-name-asian="Times New Roman1" style:font-size-asian="12pt" style:font-weight-asian="normal" style:font-name-complex="Times New Roman1" style:font-size-complex="12pt" style:font-weight-complex="normal"/>
    </style:style>
    <style:style style:name="P5" style:family="paragraph" style:parent-style-name="Standard">
      <style:paragraph-properties fo:margin-left="0in" fo:margin-right="0in" fo:margin-top="0in" fo:margin-bottom="0.111in" loext:contextual-spacing="false" fo:line-height="200%" fo:text-align="start" style:justify-single-word="false" fo:text-indent="0in" style:auto-text-indent="false" style:writing-mode="lr-tb"/>
      <style:text-properties officeooo:paragraph-rsid="0002f3b6" fo:background-color="#ffffff"/>
    </style:style>
    <style:style style:name="T1" style:family="text">
      <style:text-properties fo:color="#000000" style:font-name="Times New Roman" fo:font-size="12pt" fo:language="en" fo:country="US" style:font-name-asian="Times New Roman1" style:font-size-asian="12pt" style:font-name-complex="Times New Roman1" style:font-size-complex="12pt"/>
    </style:style>
    <style:style style:name="T2" style:family="text">
      <style:text-properties fo:color="#000000" style:font-name="Times New Roman" fo:font-size="12pt" fo:language="en" fo:country="US" style:letter-kerning="false" style:font-name-asian="Times New Roman1" style:font-size-asian="12pt" style:language-asian="ja" style:country-asian="JP" style:font-name-complex="Times New Roman1" style:font-size-complex="12pt" style:language-complex="ar" style:country-complex="SA"/>
    </style:style>
    <style:style style:name="T3" style:family="text">
      <style:text-properties officeooo:rsid="000c78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TRA^V</text:p>
      <text:p text:style-name="P1"/>
      <text:p text:style-name="P1"/>
      <text:p text:style-name="P2">Previous Asynchronous Consensus protocols admit to these fallacies, such as in the HBFT whose research admits to using a trusted dealer and solidifies that the known alternatives of using Distributed Key Generation (DKG) are synchronous in nature which is reinforced in their exert “we assume that nodes may interact with a trusted dealer during an initial protocol specific setup phase, which we will use to establish public keys and secret shares. Note that in a real deployment, if an actual trusted party is unavailable, then a distributed key generation protocol could be used instead (Boldyreva, 2002). All the distributed key generation protocols we know of rely on timing assumptions” (Miller et al., 2016 “Problem Definition: Atomic Broadcast” P. 5) The reliance on timing assumptions is what makes the previous works of DKG synchronous. The previous works of DKG being used in a synchronous manner is also supported in Aleph's research that states “There has been a lot of prior work on DKG (Gennaro et al., 2003 &amp; Gennaro et al., 2007 &amp; Kate et al., 2012 &amp; Kotla et al., 2009), however none of the so far proposed protocols has been designed to run under full asynchrony.” (Gągol et al., 2019 “Verifiable Secret Sharing” P. 9) Relying on timing assumptions means that HBFT has a problem of being designed for asynchronous permissioned blockchains or giving up its asynchronous status to become permission-less and is once again supported in the works of Aleph who states “an unpleasant drawback of HBFT, especially in the context of trustless applications, is that it requires a trusted dealer to initialize.” (Gągol et al., 2019 “Introduction” P. 2) Using DKG in a manner that is advantageous for permissioned blockchains is also used in other Asynchronous Consensus research such as in HBFT’s predecessor the Beat protocol suite that states “Beat0 and all subsequent Beat instances allow efficient distributed key generation (Gennaro et al., 2007 &amp; Kate et al., 2012), which should be run during setup.” (Duan et al., 2018 “Distributed Key Generation.” p. 7) Another example of using a trusted <text:soft-page-break/>dealer being an issue in Asynchronous Consensus can be seen in the works of ABFT who admits that “One potential limitation of ABFT is that we do not implement the full threshold ECDSA scheme. The precomputing of the signing material is done using a trusted dealer. Related to this, we do not evaluate the cost of running the precomputing protocol for the threshold ECDSA scheme in the context of ABFT.” (Knudsen et al., 2021 “Limitations of ABFT” P. 7) From the works of ABFT we can see that they admit to using a trusted dealer making the protocol less suited for permission-less systems. Some more recent advancements of the trusted dealer issue can be seen in Aleph’s research who claims to be the first Asynchronous Consensus protocol without a trusted dealer (Gągol et al., 2019 “Abstract” P.1) and is done by creating a DKG via a proprietary trustless protocol “that performs the setup instead of a trusted dealer.” (Gągol et al., 2019 “Randomness Beacon with Trustless Setup” P.12) Aleph's research demonstrates two versions of the protocol. The trusted dealer version and the dealer-less version. The problem with the dealer-less version is that it is less cryptographically secure then its trusted dealer counterpart while arguing gains in decentralization for permission-less blockchain systems (Gągol et al., 2019 “Randomness Beacon with Trustless Setup” P.12). Aleph’s advancements in permission-less blockchain systems via asynchronous consensus without a trusted dealer has been solidified in the research of Dumbo whose “Related Work” states that “Very recently, Aleph and DAG-rider proposed to use direct acyclic graph for consensus besides sequential ACS, which provides a theoretical alternative for implementing asynchronous atomic broadcast besides sequentially executing ACS.” (Gao et al., 2022) and that “One interesting technique of Aleph is to remove the trusted dealer assumption.” (Gao et al., 2022) From the above research we can conclude that current problem with Asynchronous Consensus protocols is that a majority of them rely on a trusted dealer making them less advantageous for permission-less blockchain systems and more suited for permissioned blockchains. Noting, that the current permission-less asynchronous research provided by Aleph admits to still being less secure then its trusted dealer counterpart. Providing, a need for further research in the field of Asynchronous Consensus in permission-less systems without a trusted dealer.</text:p>
      <text:p text:style-name="P1"><text:soft-page-break/></text:p>
      <text:p text:style-name="P1"/>
      <text:p text:style-name="P1"/>
      <text:p text:style-name="P1"/>
      <text:p text:style-name="P1"/>
      <text:p text:style-name="P1"/>
      <text:p text:style-name="P1"/>
      <text:p text:style-name="P1"/>
      <text:p text:style-name="P3">The problem of the lack of decentralization in permissioned blockchains is directly argued the Aleph’s research stating that “in blockchain systems, no trusted entities can be assumed to exist, and thus a trusted setup is tricky if not impossible to achieve in real-world applications.” (Gągol et al., 2019 “Our Contribution” P. 4) </text:p>
      <text:p text:style-name="P1"/>
      <text:p text:style-name="P1"/>
      <text:p text:style-name="P5"><text:span text:style-name="T1">While having <text:s/>trusted dealers is advantageous for permissioned blockchains they are not ideal for permission-less blockchains where it is assumed that all nodes on the network can be faulty. The advantage of having a </text:span><text:span text:style-name="T2">trusted dealer</text:span><text:span text:style-name="T1"> is that they typically make gains in security and scalability while giving up decentralization. On the other hand, </text:span><text:span text:style-name="T2">dealer-less</text:span><text:span text:style-name="T1"> blockchains typically have a higher decentralization factor with weaker scalability and security (Woznica &amp; Kedziora, 2022).</text:span></text:p>
      <text:p text:style-name="P1">--------------------</text:p>
      <text:p text:style-name="P4"><text:soft-page-break/>In contrast, the advantage of asynchronous consensus and by nature the HBFT, is that during these smaller intermittent windows of synchronicity, the HBFT still makes progress. Highlighting the benefit that the HBFT can synchronize relatively instantaneously when the network connects again, in contrast to synchronous protocols which might not have a long enough synchronization window to catch up. It is important to note that the HBFT is significant to the realm of Asynchronous Consensus as it touts itself as</text:p>
      <text:p text:style-name="P1">the first practical asynchronous Byzantine Fault Tolerant (BFT) protocol, which guarantees liveness without making any timing assumptions (Miller et al., 2016) </text:p>
      <text:p text:style-name="P1">-------------EXTRAv ^</text:p>
      <text:p text:style-name="P1"/>
      <text:p text:style-name="P1">This is relevant because of how the HBFT’s Asynchronous Consensus relates to the Fischer, Lynch, Paterson (FLP) theorem. The FLP theorem argues you can't make an agreement in an asynchronous environment when crash failure are allowed, unless you augment the basic model in some way, such by adding randomization (Fischer et al., 1985). It is crucial to note that HBFT argues to practically get around the FLP theorem impossibility by using cryptographic techniques and assumptions to perform randomization. This is supported in future asynchronous consensus research such as in the newer asynchronous consensus protocol called Beat, who states “However, state machine replication cannot be achieved in asynchronous environments (Fischer et al., 1985), unless it uses randomization to circumvent this impossibility result. HoneyBadgerBFT and Beat fall into this category.” (Duan et al., 2018 “Related Work” p. 3 ) From this statement we can see research that supports the FLP theorem impossibility must be circumvented through randomization and that other research has supported HBFT’s claims of being one of the first practical asynchronous BFT protocols to do so. HBFT has historically been chosen as the bench mark in the field of Asynchronous Consensus through newer <text:soft-page-break/>research such as Beat, Dumbo, Asynchronous Byzantine Fault Tolerance (ABFT), and the AlephBFT that will later be discussed (Knudsen et al., 2021,Duan et al., 2018, and Guo, Lu, Tang, Xu, &amp; Zhang, 2020, Gągol et al., 2019). </text:p>
      <text:p text:style-name="P1"/>
      <text:p text:style-name="P5">----Extra End<text:span text:style-name="T3">an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2T18:29:00.304864844</meta:creation-date>
    <dc:date>2024-03-06T00:07:17.201305323</dc:date>
    <meta:editing-duration>PT1H14M9S</meta:editing-duration>
    <meta:editing-cycles>4</meta:editing-cycles>
    <meta:generator>LibreOffice/6.4.7.2$Linux_X86_64 LibreOffice_project/40$Build-2</meta:generator>
    <meta:document-statistic meta:table-count="0" meta:image-count="0" meta:object-count="0" meta:page-count="5" meta:paragraph-count="10" meta:word-count="1183" meta:character-count="7631" meta:non-whitespace-character-count="6457"/>
  </office:meta>
</office:document-meta>
</file>